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TOKS</text:p>
      <text:p text:style-name="Standard">obecnie najpopularniejszy i podstawowy <text:s/>zabieg medycyny estetycznej <text:s/>mający na celu zwalczanie zmarszczek. Uważany jest za środek, który szybko likwiduje zmarszczki oraz wykazuje działanie przeciwstarzeniowe ( anty-aging). Regularność stosowania botoksu zapobiega rozwojowi zmarszczek mimicznych. Zabiegi wykonywane przy użyciu toksyny botulinowej są bezpieczne , pod warunkiem , że zabieg wykonywany jest przez osobę mającą do tego uprawnienia- czyli lekarza. Zabiegi można wielokrotnie powtarzać. </text:p>
      <text:p text:style-name="Standard">Mechanizm działania botoksu polega na przerwaniu przewodnictwa nerwowo-mięśniowego, co powoduje relaksację i wygładzenie zmarszczek mimicznych. Zabiegi są całkowicie odwracalne. </text:p>
      <text:p text:style-name="Standard"/>
      <text:p text:style-name="Standard">ZASTOSOWANIE:</text:p>
      <text:p text:style-name="Standard">-likwidacja poprzecznych zmarszczek na czole</text:p>
      <text:p text:style-name="Standard">-usunięcie „lwiej zmarszczki”</text:p>
      <text:p text:style-name="Standard">-usunięcie „kurzych łapek”</text:p>
      <text:p text:style-name="Standard">-podniesienie kącików ust</text:p>
      <text:p text:style-name="Standard">-uniesienie opadających powiek</text:p>
      <text:p text:style-name="Standard">-leczenie nadpotliwości pach</text:p>
      <text:p text:style-name="Standard">-leczenie bruksizmu ( zgrzytania zębami)</text:p>
      <text:p text:style-name="Standard">-leczenie migreny przewlekłej</text:p>
      <text:p text:style-name="Standard"/>
      <text:p text:style-name="Standard">PRZEBIEG ZABIEGU:</text:p>
      <text:p text:style-name="Standard">przed wykonaniem zabiegu pacjent odbywa konsultację lekarską , celem wyeliminowania możliwych przeciwskazań <text:s/>oraz wypełnia zgodę na zabieg.</text:p>
      <text:p text:style-name="Standard">Toksyna botulinowa wstrzykiwana jest przy użyciu jednorazowej strzykawki zaopatrzonej w bardzo</text:p>
      <text:p text:style-name="Standard">cienką igłę podskórnie lub śródskórnie. Niewielka ilość preparatu podawana jest w kilka miejsc na twarzy. Zabieg trwa krótko, w zależności od miejsca iniekcji ok 20-30min. Nie wymaga znieczulenia miejscowego. Ból podczas iniekcjijest minimalny, porównywalny do ugryzienia przez komara. </text:p>
      <text:p text:style-name="Standard">Po zabiegu zmarszczki całkowicie lub częściowo <text:s/>spłycają się, co powoduje , że twarz wygląda na bardziej wypoczętą, naturalną. Dawka stosowana <text:s/>podczas wykonywania zabiegów <text:s/>estetycznych jest całkowicie bezpieczna , ustalana przez lekarza indywidualnie, w zależności od potrzeb.</text:p>
      <text:p text:style-name="Standard">Początek działania toksyny botulinowej zaczyna się po ok 2-3 dniach od jej wstrzyknięcia. Natomiast pełny efekt terapeutyczny obserwuje się po ok 7-10 dniach . </text:p>
      <text:p text:style-name="Standard">Efekt po zabiegu utrzymuje się ok 3-6 miesięcy , w zależności od indywidualnych cech organizmu.</text:p>
      <text:p text:style-name="Standard">Terapia toksyną botulinową nie wymaga żadnych szczegółowych badań diagnostycznych, ani nie wyklucza pacjenta z codziennej aktywności.</text:p>
      <text:p text:style-name="Standard"/>
      <text:p text:style-name="Standard">PRZECIWSKAZANIA:</text:p>
      <text:p text:style-name="Standard"/>
      <text:p text:style-name="Standard">bezwzględne:</text:p>
      <text:p text:style-name="Standard"/>
      <text:p text:style-name="Standard">-ciąża</text:p>
      <text:p text:style-name="Standard">-karmienie piersią</text:p>
      <text:p text:style-name="Standard">-zaburzenia przewodnictwa nerwowo-mięśniowego ( miastenia gravis, zespół Lamberta-Eatona, miopatie, stwardnienie zanikowe boczne )</text:p>
      <text:p text:style-name="Standard">-padaczka</text:p>
      <text:p text:style-name="Standard">-nadwrażliwość na składniki preparatu</text:p>
      <text:p text:style-name="Standard">-miejscowe infekcje skórne </text:p>
      <text:p text:style-name="Standard"/>
      <text:p text:style-name="Standard">względne:</text:p>
      <text:p text:style-name="Standard"><text:s/>-zaburzenia krzepnięcia krwi</text:p>
      <text:p text:style-name="Standard">-stosowanie niektórych leków i natybiotyków ( należy odstawić leki na okres ok tygodnia od ę <text:soft-page-break/>wstrzykiwania botoksu -aminoglikozydy, CSA, linkomycyna, tetracyklina )</text:p>
      <text:p text:style-name="Standard">-stosowanie niektórych leków rozrzedzających krew np. acenokumarol, aspirna-należy odstawić leki na ok 7-10 dni przed zabiegiem )</text:p>
      <text:p text:style-name="Standard"/>
      <text:p text:style-name="Standard"/>
      <text:p text:style-name="Standard">DZIAŁANIA NIEPOŻĄDANE:</text:p>
      <text:p text:style-name="Standard">zdarzają się niezmiernie rzadko , mają charakter przemijający. Najczęściej opisywane w literaturze to:</text:p>
      <text:p text:style-name="Standard">-ból w momencie iniekcji</text:p>
      <text:p text:style-name="Standard">-niewielki krwiak, jeżeli podczas wstrzykiwania <text:s/>botoksu igła natrafi na niewielkie naczynie</text:p>
      <text:p text:style-name="Standard">-przemijający obrzęk</text:p>
      <text:p text:style-name="Standard">-nadmierne zwiotczenie </text:p>
      <text:p text:style-name="Standard">-ból głowy ustępujący po podaniu leków przeciwbólowych</text:p>
      <text:p text:style-name="Standard"/>
      <text:p text:style-name="Standard">POSTĘPOWANIE PO ZABIEGU:</text:p>
      <text:p text:style-name="Standard">-nie masować miejsc wstrzyknięcia</text:p>
      <text:p text:style-name="Standard">-bezpośrednio po zabiegu przez 48 godz nie pochylać głowy ku dołowi, nie kłaść się</text:p>
      <text:p text:style-name="Standard">-przez 24 godz powstrzymać się od ćwiczeń fizycznych</text:p>
      <text:p text:style-name="Standard">-przez 24 godz unikać spożywania <text:s/>alkoholu, nie latać samolotem</text:p>
      <text:p text:style-name="Standard">-przez 24 godz niekorzystać z saun, łaźni parowej</text:p>
      <text:p text:style-name="Standard"/>
      <text:p text:style-name="Standard"/>
      <text:p text:style-name="Standard"/>
      <text:p text:style-name="Standard"/>
      <text:p text:style-name="Standard">CENNIK</text:p>
      <text:p text:style-name="Standard">-kurze łapki- od 350 zł</text:p>
      <text:p text:style-name="Standard">-zmarszczki poprzeczne na czole od 350 zł</text:p>
      <text:p text:style-name="Standard">-„lwia zmarszczka” od 350 zł</text:p>
      <text:p text:style-name="Standard">-zmarszczki palacza od 300zł</text:p>
      <text:p text:style-name="Standard">-podniesienie kącików ust 300 zł</text:p>
      <text:p text:style-name="Standard">-uniesienie powiek 300 zł</text:p>
      <text:p text:style-name="Standard">-uśmiech dziąsłowy od 300 zł</text:p>
      <text:p text:style-name="Standard">-zmarszczki na szyi-cena indywidualna po konsultacji lekarskiej</text:p>
      <text:p text:style-name="Standard">-leczenie bruksizmu ( zgrzytania zębami ) od 800 zł</text:p>
      <text:p text:style-name="Standard">-nadpotliwość pach od 1200 zł</text:p>
      <text:p text:style-name="Standard">-leczenie migreny 1800 zł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3:52:30</meta:creation-date>
    <meta:document-statistic meta:table-count="0" meta:image-count="0" meta:object-count="0" meta:page-count="2" meta:paragraph-count="58" meta:word-count="486" meta:character-count="3755"/>
    <dc:date>2017-11-05T14:35:53</dc:date>
    <meta:editing-duration>PT12M43S</meta:editing-duration>
    <meta:editing-cycles>1</meta:editing-cycles>
    <meta:generator>OpenOffice/4.1.2$Unix OpenOffice.org_project/412m3$Build-9782</meta:generator>
  </office:meta>
</office:document-meta>
</file>